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image/png" manifest:full-path="Pictures/image1.png"/>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color-mode="standard" draw:fill="none" draw:stroke="none" draw:textarea-horizontal-align="left" draw:textarea-vertical-align="top" fo:margin="0.000000000000000pt" style:wrap="biggest" style:wrap-contour="true" style:wrap-contour-mode="full" style:wrap-dynamic-threshold="0.000000000000000pt"/>
    </style:style>
    <style:style style:name="gr2" style:family="graphic">
      <style:graphic-properties calligra:stroke-miterlimit="0" draw:fill="gradient" draw:fill-gradient-name="gradient1"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3" style:family="graphic">
      <style:graphic-properties calligra:stroke-miterlimit="0" draw:fill="gradient" draw:fill-gradient-name="gradient2"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4" style:family="graphic">
      <style:graphic-properties calligra:stroke-miterlimit="0" draw:fill="gradient" draw:fill-gradient-name="gradient3"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5" style:family="graphic">
      <style:graphic-properties calligra:stroke-miterlimit="0" draw:fill="gradient" draw:fill-gradient-name="gradient4"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6" style:family="graphic">
      <style:graphic-properties calligra:stroke-miterlimit="0" draw:fill="gradient" draw:fill-gradient-name="gradient5"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7" style:family="graphic">
      <style:graphic-properties calligra:stroke-miterlimit="0" draw:fill="gradient" draw:fill-gradient-name="gradient6"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8" style:family="graphic">
      <style:graphic-properties calligra:stroke-miterlimit="0" draw:fill="gradient" draw:fill-gradient-name="gradient7"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0999999999963pt" fo:page-width="595.277000000000044pt" style:print-orientation="portrait"/>
    </style:page-layout>
  </office:automatic-styles>
  <office:body>
    <office:drawing>
      <draw:page draw:name="" draw:id="page1" xml:id="page1" draw:master-page-name="Default">
        <draw:layer-set>
          <draw:layer draw:name=""/>
          <draw:layer draw:name="letterM"/>
          <draw:layer draw:name="Letter x"/>
          <draw:layer draw:name="kek"/>
        </draw:layer-set>
        <draw:frame draw:style-name="gr1" xml:id="shape-1" draw:id="shape-1" draw:layer="" svg:width="539.87709618608pt" svg:height="557.10721627713pt" svg:x="26.71363928056pt" svg:y="26.28308022248pt">
          <draw:image xlink:type="simple" xlink:show="embed" xlink:actuate="onLoad" xlink:href="Pictures/image1.png"/>
        </draw:frame>
        <draw:path draw:style-name="gr2" xml:id="shape-2" draw:id="shape-2" draw:name="Shape" draw:layer="" svg:width="526.82998210056pt" svg:height="535.66570507080pt" svg:x="35.34289188096pt" svg:y="43.07414947992pt" svg:viewBox="0 0 527 536" svg:d="M5.52233 46.3875L22.0893 20.9848L39.7608 6.62679L70.6858 0L113.76 1.10447L78.417 12.1491L115.969 9.94019C136.586 5.52233 148.735 3.68155 152.416 4.41786C156.098 5.15417 177.819 5.52233 217.58 5.52233C258.813 6.99495 279.798 7.3631 280.534 6.62679C281.639 5.52233 310.355 9.94019 313.668 9.94019C315.877 9.94019 342.752 9.94019 394.294 9.94019C417.856 9.20388 430.741 8.83572 432.95 8.83572C435.159 8.83572 442.522 5.89048 455.04 0L500.323 8.83572C515.785 27.9798 523.148 37.5518 522.412 37.5518C521.676 37.5518 521.308 62.5864 521.308 112.655L520.203 147.998L515.785 219.789L519.099 270.594C519.099 316.245 519.099 339.439 519.099 340.175C519.099 340.912 521.676 363.001 526.83 406.443L526.83 449.517L526.83 499.218L513.576 513.576L509.159 502.532C506.213 504.004 504.741 505.109 504.741 505.845C504.741 506.581 505.109 510.631 505.845 517.994C493.328 522.412 486.333 524.621 484.86 524.621C483.388 524.621 466.821 523.517 435.159 521.308L395.399 520.203C388.036 525.357 383.986 527.934 383.249 527.934C382.513 527.934 362.633 528.303 323.608 529.039C272.803 532.72 247.032 534.561 246.296 534.561C245.559 534.561 217.212 534.929 161.252 535.666L102.715 534.561L78.417 523.517L41.9697 520.203L40.8652 506.95L18.7759 484.86L13.2536 224.206L9.94019 98.2974L0 61.8501C0 61.8501 1.84078 56.6959 5.52233 46.3875Z" calligra:nodeTypes="ccccccczczzczcczcccczccccczczcczczcccccccccc">
          <draw:glue-point draw:id="4" svg:x="0.50000000000pt" svg:y="0.50000000000pt" draw:align="center"/>
        </draw:path>
        <draw:path draw:style-name="gr3" xml:id="shape-3" draw:id="shape-3" draw:layer="" svg:width="462.77099056632pt" svg:height="458.37799477551pt" svg:x="85.04383358856pt" svg:y="90.25691014100pt" svg:viewBox="0 0 463 458" svg:d="M9.94019 11.3539L43.0741 4.72711C57.064 8.40866 64.4271 10.2494 65.1635 10.2494C65.8998 10.2494 80.2578 9.14497 108.238 6.93604L143.58 0.30925L181.132 2.51818L217.58 1.41372C261.022 1.41372 283.111 1.04556 283.848 0.30925C284.952 -0.795215 334.653 1.41372 336.862 1.41372C338.335 1.41372 354.902 3.25449 386.563 6.93604L418.592 17.9807C429.637 41.5426 435.159 53.6917 435.159 54.4281C435.159 55.1644 436.264 73.9403 438.473 110.756L435.159 192.486C437.368 218.257 438.105 231.511 437.368 232.247C436.264 233.351 440.682 290.784 439.577 294.097C438.841 296.306 438.473 312.873 438.473 343.798L439.577 394.603L424.115 433.26L436.264 433.26L451.726 414.484L452.831 399.021L462.771 395.708C462.035 406.753 461.667 412.643 461.667 413.379C461.667 414.116 455.408 425.528 442.891 447.618C431.11 452.772 424.851 455.717 424.115 456.453C423.378 457.19 410.861 457.558 386.563 457.558L313.668 457.558L299.31 455.349L283.848 456.453L271.862 453.302L242.575 458.378L216.803 451.74L176.714 444.304L120.387 448.722C76.2081 446.513 54.487 445.777 55.2233 446.513C55.9596 447.25 49.7009 445.777 36.4474 442.095L17.6714 434.364L5.52233 415.588L0 403.439L7.73126 387.977L3.3134 374.723C6.25864 365.151 7.73126 359.629 7.73126 358.156C7.73126 356.683 6.99495 350.057 5.52233 338.276L6.62679 292.993L12.1491 276.426L8.83572 260.963L9.94019 226.725L6.62679 193.591L4.41786 162.666L2.20893 104.129C5.15417 82.0397 6.62679 69.1543 6.62679 65.4727C6.62679 59.9504 6.62679 59.9504 9.94019 11.3539Z" calligra:nodeTypes="cczcccczzcczcczzccccccczczccccccccczcccccczcccccccccc">
          <draw:glue-point draw:id="4" svg:x="0.50000000000pt" svg:y="0.50000000000pt" draw:align="center"/>
        </draw:path>
        <draw:path draw:style-name="gr4" xml:id="shape-4" draw:id="shape-4" draw:layer="letterM" svg:width="404.23432588848pt" svg:height="395.39860291824pt" svg:x="107.13314101416pt" svg:y="135.84924066744pt" svg:viewBox="0 0 404 395" svg:d="M2.20893 1.10447L0 14.358L8.83572 22.0893C8.09941 36.8155 7.73126 44.5468 7.73126 45.2831C7.73126 46.3875 9.94019 89.4617 7.73126 92.7751C6.25864 94.984 5.15417 110.447 4.41786 139.163L8.83572 163.461L7.73126 234.147C11.4128 293.051 12.8854 322.136 12.1491 321.399C11.4128 320.663 9.94019 341.648 7.73126 384.354L30.925 384.354L53.0143 382.145C65.5316 382.881 72.5266 383.986 73.9992 385.458C75.4718 386.931 79.8897 390.244 87.2528 395.399L96.0885 392.085L99.4019 246.296L118.178 272.803L160.147 343.489L218.684 351.22L244.087 314.773L283.848 262.863L299.31 231.938L310.355 238.565L311.459 302.624L311.459 336.862L345.698 389.876L399.816 382.145L390.981 281.639L389.876 210.953L394.294 138.058L398.712 103.82L404.234 59.6411L398.712 6.62679L323.608 4.41786L319.19 25.4027L303.728 60.7456L273.907 108.238L248.505 145.789L191.073 225.311L165.67 183.341L143.58 130.327L121.491 72.8947L104.924 27.6116L102.715 4.41786L66.2679 0L41.9697 4.41786C15.4625 0.73631 2.20893 -0.368155 2.20893 1.10447Z" calligra:nodeTypes="ccczzccczccczcccccccccccccccccccccccccccccccccc">
          <draw:glue-point draw:id="4" svg:x="0.50000000000pt" svg:y="0.50000000000pt" draw:align="center"/>
        </draw:path>
        <draw:path draw:style-name="gr5" xml:id="shape-5" draw:id="shape-5" draw:layer="letterM" svg:width="374.41376086392pt" svg:height="368.89143400752pt" svg:x="121.49119084080pt" svg:y="146.89389438024pt" svg:viewBox="0 0 374 369" svg:d="M6.62679 0L4.41786 44.1786C4.41786 78.7852 4.04971 97.193 3.3134 99.4019C2.20893 102.715 1.10447 140.267 2.20893 143.58C3.3134 146.894 8.83572 185.55 8.83572 186.655C8.83572 187.759 8.83572 254.027 8.83572 256.236C8.83572 258.445 9.94019 310.355 8.83572 311.459C8.09941 312.196 5.15417 329.499 0 363.369L36.4474 363.369L65.1635 367.787L71.7902 315.877L78.417 241.878L71.7902 228.624L75.1036 195.49L86.1483 195.49L101.611 223.102C114.864 253.291 121.859 268.385 122.596 268.385C123.7 268.385 151.312 318.086 150.207 320.295C149.471 321.768 158.675 321.768 177.819 320.295C189.6 322.504 195.859 323.977 196.595 324.713C197.331 325.449 200.276 319.559 205.431 307.041L221.998 292.683L233.042 275.012L239.669 263.967L250.714 262.863L251.818 255.132L239.669 252.923L256.236 245.191L295.997 187.759L305.937 186.655L309.25 233.042L305.937 321.399L334.653 368.891L373.309 356.742L369.996 297.101L364.474 224.206L351.22 227.52L362.265 206.535L362.265 175.61L367.787 162.356L368.891 118.178L374.414 66.2679L373.309 7.73126L320.295 7.73126L318.086 23.1938L322.504 29.8206L295.997 71.7902L259.549 140.267L234.147 174.506L233.042 156.834C218.316 185.55 210.585 199.908 209.848 199.908C209.112 199.908 200.276 208.008 183.341 224.206L177.819 236.356C173.401 240.037 170.824 241.142 170.088 239.669C169.351 238.196 157.939 217.212 135.849 176.714L119.282 128.118L102.715 97.193L89.4617 51.9099L70.6858 0L27.6116 4.41786C27.6116 4.41786 20.6167 2.94524 6.62679 0Z" calligra:nodeTypes="cczzzzzccccccccczzczcccccccccccccccccccccccccccccczcczccccccc">
          <draw:glue-point draw:id="4" svg:x="0.50000000000pt" svg:y="0.50000000000pt" draw:align="center"/>
        </draw:path>
        <draw:path draw:style-name="gr6" xml:id="shape-6" draw:id="shape-6" draw:layer="Letter x" svg:width="205.98279174372pt" svg:height="161.25194420688pt" svg:x="301.51904635944pt" svg:y="379.38385503468pt" svg:viewBox="0 0 206 161" svg:d="M1.10447 8.83572C1.84078 8.83572 8.65165 7.3631 21.5371 4.41786L43.0741 0L58.5367 2.76116L84.4916 33.134L104.924 72.8947L141.372 11.0447L162.909 3.86563L198.252 4.41786L205.983 12.1491L197.147 28.7161C179.844 45.2831 171.008 53.7506 170.64 54.1188C170.272 54.487 161.988 64.6112 145.789 84.4916C144.685 88.9095 144.501 91.3025 145.237 91.6706C145.974 92.0388 150.207 97.193 157.939 107.133L170.64 129.775L177.267 129.222C187.575 139.163 192.913 144.317 193.281 144.685C193.834 145.237 185.55 155.73 184.998 155.73C184.63 155.73 171.376 156.65 145.237 158.491C136.401 148.551 131.984 143.396 131.984 143.028C131.984 142.476 129.775 133.64 128.67 134.193C127.934 134.561 125.541 134.745 121.491 134.745L115.969 121.491L104.924 122.596C97.5611 131.8 93.6955 136.77 93.3273 137.506C92.7751 138.61 77.3126 155.177 76.7603 155.73C76.3922 156.098 73.0788 157.939 66.8202 161.252L9.38796 156.282L9.94019 146.342L20.4326 137.506L45.8353 109.342L67.3724 90.5662L36.4474 56.88L25.4027 42.5219L0 17.6714C0 17.6714 0.368155 14.7262 1.10447 8.83572Z" calligra:nodeTypes="ccccccccccczczccczzczzccczzcccccccccc">
          <draw:glue-point draw:id="4" svg:x="0.50000000000pt" svg:y="0.50000000000pt" draw:align="center"/>
        </draw:path>
        <draw:path draw:style-name="gr7" xml:id="shape-7" draw:id="shape-7" draw:layer="Letter x" svg:width="158.49078077868pt" svg:height="135.29700798180pt" svg:x="325.81728452760pt" svg:y="394.29413754696pt" svg:viewBox="0 0 158 135" svg:d="M0 6.62679L11.5969 1.10447L28.7161 0L40.313 11.0447C54.3029 41.2334 61.666 55.9596 62.4023 55.2233C63.1386 54.487 70.5017 61.8501 84.4916 77.3126L112.103 36.9996L117.073 26.5072L135.297 6.62679L158.491 10.4924L123.148 50.2532L101.059 73.4469L122.596 102.715L138.61 124.805C134.561 129.591 132.352 131.984 131.984 131.984C131.615 131.984 126.461 129.775 116.521 125.357L90.0139 91.1184L73.9992 97.193L59.0889 113.208L38.1041 134.745L14.9103 135.297L8.28349 128.118L19.8804 115.417L48.0442 89.4617L58.5367 83.3871L56.88 67.3724L40.313 54.671L20.9848 32.0295L14.358 22.0893C14.358 22.0893 9.57203 16.9351 0 6.62679Z" calligra:nodeTypes="cccczccccccccczccccccccccccccc">
          <draw:glue-point draw:id="4" svg:x="0.50000000000pt" svg:y="0.50000000000pt" draw:align="center"/>
        </draw:path>
        <draw:path draw:style-name="gr8" xml:id="shape-8" draw:id="shape-8" draw:layer="kek" svg:width="488.22335928666pt" svg:height="509.15853616008pt" svg:x="58.53666467784pt" svg:y="57.43219930656pt" svg:viewBox="0 0 488 509" svg:d="M4.41786 28.7161L12.1491 9.94019L40.8652 3.3134L68.4769 5.52233L128.118 0L182.237 6.62679C230.097 3.68155 254.395 2.57709 255.132 3.3134C255.868 4.04971 265.072 5.15417 282.743 6.62679L287.161 15.4625L330.235 6.62679L377.727 11.0447L429.637 14.358L423.01 1.10447L448.413 2.20893C462.403 5.89048 469.766 7.73126 470.502 7.73126C471.607 7.73126 489.278 43.0741 488.174 44.1786C487.069 45.2831 480.442 64.059 479.338 65.1635C478.234 66.2679 474.92 82.8349 476.025 86.1483C476.761 88.3572 472.343 77.3126 462.771 53.0143C450.99 40.4971 444.363 33.8703 442.891 33.134C441.418 32.3977 432.214 30.925 415.279 28.7161L378.832 22.0893L355.638 20.9848L320.295 22.0893L298.206 26.5072L238.565 25.4027L189.968 26.5072L170.088 19.8804L114.864 28.7161L38.6563 30.925L25.4027 36.4474L20.9848 64.059C18.0396 97.9293 16.9351 115.969 17.6714 118.178C18.4078 120.387 18.4078 141.003 17.6714 180.028L20.9848 225.311C22.4575 248.137 22.8256 260.654 22.0893 262.863C20.9848 266.176 19.8804 302.624 20.9848 305.937C21.7212 308.146 21.353 330.603 19.8804 373.309L15.4625 458.353L32.0295 461.667L48.5965 479.338C60.3774 485.965 66.6361 489.278 67.3724 489.278C68.1087 489.278 80.626 490.751 104.924 493.696L173.401 488.174L181.132 498.114L206.535 499.218L261.758 500.323L259.549 509.159C207.271 506.213 180.764 505.109 180.028 505.845C179.292 506.581 166.406 505.845 141.372 503.636C107.501 497.746 90.198 494.8 89.4617 494.8C88.7254 494.8 77.3126 493.328 55.2233 490.383L19.8804 481.547L0 468.293L6.62679 445.1C5.89048 391.349 5.52233 364.105 5.52233 363.369C5.52233 362.633 5.15417 349.747 4.41786 324.713L9.94019 292.683L6.62679 258.445L5.52233 227.52L0 215.371L3.3134 146.894L4.41786 108.238L7.73126 67.3724C7.73126 67.3724 6.62679 54.487 4.41786 28.7161Z" calligra:nodeTypes="cccccczccccccczzzzczcccccccccccczcczzcccczcccccczczcccczccccccccc">
          <draw:glue-point draw:id="4" svg:x="0.50000000000pt" svg:y="0.50000000000pt" draw:align="center"/>
        </draw:path>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vg:linearGradient draw:name="gradient1" svg:spreadMethod="pad" svg:x1="16.981132%" svg:x2="83.228512%" svg:y1="103.298969%" svg:y2="102.886598%">
      <svg:stop svg:offset="1" svg:stop-color="#ee3145"/>
    </svg:linearGradient>
    <svg:linearGradient draw:name="gradient2" svg:spreadMethod="pad" svg:x1="32.219570%" svg:x2="47.016706%" svg:y1="8.982645%" svg:y2="10.187399%">
      <svg:stop svg:offset="0.148876" svg:stop-color="#ffffff"/>
      <svg:stop svg:offset="1" svg:stop-color="#ffffff"/>
    </svg:linearGradient>
    <svg:linearGradient draw:name="gradient3" svg:spreadMethod="pad" svg:x1="8.554572%" svg:x2="88.200590%" svg:y1="27.245509%" svg:y2="25.449102%">
      <svg:stop svg:offset="0" svg:stop-color="#000000"/>
    </svg:linearGradient>
    <svg:linearGradient draw:name="gradient4" svg:spreadMethod="pad" svg:x1="8.554572%" svg:x2="88.200590%" svg:y1="27.245509%" svg:y2="25.449102%">
      <svg:stop svg:offset="0" svg:stop-color="#ee3145"/>
    </svg:linearGradient>
    <svg:linearGradient draw:name="gradient5" svg:spreadMethod="pad" svg:x1="20.209059%" svg:x2="52.264808%" svg:y1="25.306122%" svg:y2="40.816327%">
      <svg:stop svg:offset="0" svg:stop-color="#000000"/>
    </svg:linearGradient>
    <svg:linearGradient draw:name="gradient6" svg:spreadMethod="pad" svg:x1="20.209059%" svg:x2="52.264808%" svg:y1="25.306122%" svg:y2="40.816327%">
      <svg:stop svg:offset="0" svg:stop-color="#cb0133"/>
    </svg:linearGradient>
    <svg:linearGradient draw:name="gradient7" svg:spreadMethod="pad" svg:x1="66.509071%" svg:x2="57.912660%" svg:y1="0.000000%" svg:y2="88.503254%">
      <svg:stop svg:offset="0" svg:stop-color="#cb0133"/>
    </svg:linearGradient>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6</meta:generator>
    <dc:title/>
    <meta:initial-creator>Unknown</meta:initial-creator>
    <meta:editing-cycles>1</meta:editing-cycles>
    <dc:date>2015-05-04T20:30:48</dc:date>
    <meta:creation-date>2008-10-27T22:59:39</meta:creation-date>
    <dc:creator>Belial</dc:creator>
    <meta:user-defined meta:name="email">russianbruteforce@gmail.com</meta:user-defined>
  </office:meta>
</office:document-meta>
</file>